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00800000008FAA3659C24F98C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a933" draw:fill="solid" draw:fill-color="#81d41a" draw:opacity="100%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opacity="10%" draw:textarea-horizontal-align="justify" draw:textarea-vertical-align="middle" draw:auto-grow-height="false" fo:min-height="9.321cm" fo:min-width="0.77cm"/>
    </style:style>
    <style:style style:name="gr3" style:family="graphic" style:parent-style-name="standard">
      <style:graphic-properties svg:stroke-opacity="10%" draw:textarea-horizontal-align="justify" draw:textarea-vertical-align="middle" draw:auto-grow-height="false" fo:min-height="3.303cm" fo:min-width="0.6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5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svg:stroke-color="#069a2e" svg:stroke-opacity="10%" draw:opacity="50%" draw:opacity-name="" draw:textarea-horizontal-align="justify" draw:textarea-vertical-align="middle" draw:auto-grow-height="false" fo:min-height="0.766cm" fo:min-width="0.51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259cm" style:use-optimal-column-width="false"/>
    </style:style>
    <style:style style:name="co2" style:family="table-column">
      <style:table-column-properties style:column-width="1.27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ff0000"/>
      <style:paragraph-properties fo:border="1.16pt solid #000000"/>
      <style:text-properties fo:font-size="18pt" style:font-size-asian="18pt" style:font-size-complex="18pt"/>
    </style:style>
    <style:style style:name="ce2" style:family="table-cell">
      <loext:graphic-properties draw:fill="solid" draw:fill-color="#81d41a"/>
      <style:paragraph-properties fo:border="1.16pt solid #000000"/>
      <style:text-properties fo:font-size="18pt" style:font-size-asian="18pt" style:font-size-complex="18pt"/>
    </style:style>
    <style:style style:name="P1" style:family="paragraph">
      <loext:graphic-properties draw:fill="solid" draw:fill-color="#81d41a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solid" draw:fill-color="#ff0000" draw:opacity="100%"/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.016cm" svg:height="1.016cm" svg:x="9.924cm" svg:y="2.03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198cm" svg:height="9.719cm" svg:x="1.411cm" svg:y="5.43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1.27cm" svg:height="9.571cm" svg:x="1.424cm" svg:y="5.3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16cm" svg:height="3.553cm" svg:x="2.694cm" svg:y="5.33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636cm" svg:height="0.806cm" svg:x="2.286cm" svg:y="0.762cm">
          <draw:text-box>
            <text:p text:style-name="P3">Población total: 200</text:p>
          </draw:text-box>
        </draw:frame>
        <draw:custom-shape draw:style-name="gr1" draw:text-style-name="P1" draw:layer="layout" svg:width="1.016cm" svg:height="1.016cm" svg:x="1.424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636cm" svg:height="0.806cm" svg:x="2.286cm" svg:y="2.162cm">
          <draw:text-box>
            <text:p text:style-name="P3">Población sana: 190</text:p>
          </draw:text-box>
        </draw:frame>
        <draw:custom-shape draw:style-name="gr5" draw:text-style-name="P5" draw:layer="layout" svg:width="1.016cm" svg:height="1.016cm" svg:x="1.424cm" svg:y="3.23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636cm" svg:height="0.806cm" svg:x="2.286cm" svg:y="3.362cm">
          <draw:text-box>
            <text:p text:style-name="P3">Población enferma: 10</text:p>
          </draw:text-box>
        </draw:frame>
        <draw:custom-shape draw:style-name="gr6" draw:text-style-name="P6" draw:layer="layout" svg:width="1.016cm" svg:height="1.016cm" svg:x="9.906cm" svg:y="2.05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636cm" svg:height="0.806cm" svg:x="10.976cm" svg:y="2.132cm">
          <draw:text-box>
            <text:p text:style-name="P3">Sanos con tests positivos: 3.8</text:p>
          </draw:text-box>
        </draw:frame>
        <draw:frame draw:style-name="gr4" draw:text-style-name="P4" draw:layer="layout" svg:width="8.636cm" svg:height="0.806cm" svg:x="10.976cm" svg:y="3.332cm">
          <draw:text-box>
            <text:p text:style-name="P3">Enfermos con tests positivos: 9.9</text:p>
          </draw:text-box>
        </draw:frame>
        <draw:custom-shape draw:style-name="gr5" draw:text-style-name="P5" draw:layer="layout" svg:width="1.016cm" svg:height="1.016cm" svg:x="9.924cm" svg:y="3.2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016cm" svg:height="1.016cm" svg:x="9.906cm" svg:y="3.2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Dark_20_Downward_20_Diagonal" draw:display-name="Dark Downward Diagonal" xlink:href="Pictures/100000000000000800000008FAA3659C24F98C4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bitmap" draw:fill-color="#729fcf" draw:fill-image-name="Dark_20_Downward_20_Diagonal" draw:opacity="60%" style:repeat="repeat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6:36:49.270897888</meta:creation-date>
    <dc:date>2020-10-17T17:04:43.285301460</dc:date>
    <meta:editing-duration>PT6M16S</meta:editing-duration>
    <meta:editing-cycles>2</meta:editing-cycles>
    <meta:generator>LibreOffice/6.4.6.2$Linux_X86_64 LibreOffice_project/40$Build-2</meta:generator>
    <meta:document-statistic meta:object-count="37"/>
  </office:meta>
</office:document-meta>
</file>